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none" fo:background-color="#ff972f"/>
    </style:style>
    <style:style style:name="P2" style:family="paragraph" style:parent-style-name="Preformatted_20_Text">
      <style:text-properties fo:background-color="#ff972f"/>
    </style:style>
    <style:style style:name="P3" style:family="paragraph" style:parent-style-name="Preformatted_20_Text">
      <style:text-properties officeooo:rsid="000e025d"/>
    </style:style>
    <style:style style:name="P4" style:family="paragraph" style:parent-style-name="Preformatted_20_Text">
      <style:text-properties officeooo:rsid="000e025d" officeooo:paragraph-rsid="000e025d"/>
    </style:style>
    <style:style style:name="P5" style:family="paragraph" style:parent-style-name="Preformatted_20_Text">
      <style:text-properties officeooo:rsid="00105b3b" officeooo:paragraph-rsid="00105b3b"/>
    </style:style>
    <style:style style:name="P6" style:family="paragraph" style:parent-style-name="Preformatted_20_Text">
      <style:text-properties officeooo:rsid="001092a9" officeooo:paragraph-rsid="001092a9"/>
    </style:style>
    <style:style style:name="P7" style:family="paragraph" style:parent-style-name="Preformatted_20_Text">
      <style:text-properties officeooo:rsid="0010c413" officeooo:paragraph-rsid="0010c413"/>
    </style:style>
    <style:style style:name="P8" style:family="paragraph" style:parent-style-name="Preformatted_20_Text">
      <style:text-properties officeooo:rsid="0010c413" officeooo:paragraph-rsid="001092a9" fo:background-color="transparent"/>
    </style:style>
    <style:style style:name="P9" style:family="paragraph" style:parent-style-name="Preformatted_20_Text">
      <style:text-properties officeooo:rsid="001092a9" officeooo:paragraph-rsid="001092a9" fo:background-color="transparent"/>
    </style:style>
    <style:style style:name="P10" style:family="paragraph" style:parent-style-name="Preformatted_20_Text">
      <style:text-properties officeooo:rsid="0013fc78" officeooo:paragraph-rsid="0013fc78" fo:background-color="transparent"/>
    </style:style>
    <style:style style:name="P11" style:family="paragraph" style:parent-style-name="Preformatted_20_Text">
      <style:text-properties fo:font-weight="bold" officeooo:rsid="001523d5" officeooo:paragraph-rsid="001523d5" fo:background-color="transparent" style:font-weight-asian="bold" style:font-weight-complex="bold"/>
    </style:style>
    <style:style style:name="P12" style:family="paragraph" style:parent-style-name="Preformatted_20_Text">
      <style:text-properties fo:font-weight="bold" officeooo:rsid="00185633" officeooo:paragraph-rsid="00185633" fo:background-color="transparent" style:font-weight-asian="bold" style:font-weight-complex="bold"/>
    </style:style>
    <style:style style:name="P13" style:family="paragraph" style:parent-style-name="Preformatted_20_Text">
      <style:text-properties fo:font-weight="bold" officeooo:rsid="00185633" officeooo:paragraph-rsid="00114be8" fo:background-color="transparent" style:font-weight-asian="bold" style:font-weight-complex="bold"/>
    </style:style>
    <style:style style:name="P14" style:family="paragraph" style:parent-style-name="Preformatted_20_Text">
      <style:text-properties fo:font-weight="bold" officeooo:rsid="002d248d" officeooo:paragraph-rsid="002d248d" fo:background-color="transparent" style:font-weight-asian="bold" style:font-weight-complex="bold"/>
    </style:style>
    <style:style style:name="P15" style:family="paragraph" style:parent-style-name="Preformatted_20_Text">
      <style:text-properties officeooo:rsid="000edbcf" officeooo:paragraph-rsid="000edbcf"/>
    </style:style>
    <style:style style:name="P16" style:family="paragraph" style:parent-style-name="Preformatted_20_Text">
      <style:text-properties officeooo:rsid="000ee404" officeooo:paragraph-rsid="000ee404"/>
    </style:style>
    <style:style style:name="P17" style:family="paragraph" style:parent-style-name="Preformatted_20_Text">
      <style:text-properties fo:font-weight="normal" officeooo:rsid="00185633" officeooo:paragraph-rsid="00114be8" fo:background-color="transparent" style:font-weight-asian="normal" style:font-weight-complex="normal"/>
    </style:style>
    <style:style style:name="P18" style:family="paragraph" style:parent-style-name="Preformatted_20_Text">
      <style:text-properties fo:font-weight="normal" officeooo:rsid="00276459" officeooo:paragraph-rsid="00276459" fo:background-color="transparent" style:font-weight-asian="normal" style:font-weight-complex="normal"/>
    </style:style>
    <style:style style:name="P19" style:family="paragraph" style:parent-style-name="Preformatted_20_Text">
      <style:text-properties fo:font-weight="normal" officeooo:rsid="0028127f" officeooo:paragraph-rsid="0028127f" fo:background-color="transparent" style:font-weight-asian="normal" style:font-weight-complex="normal"/>
    </style:style>
    <style:style style:name="P20" style:family="paragraph" style:parent-style-name="Preformatted_20_Text">
      <style:text-properties fo:font-weight="normal" officeooo:rsid="002a3a1d" officeooo:paragraph-rsid="002a3a1d" fo:background-color="transparent" style:font-weight-asian="normal" style:font-weight-complex="normal"/>
    </style:style>
    <style:style style:name="P21" style:family="paragraph" style:parent-style-name="Preformatted_20_Text">
      <style:text-properties fo:font-weight="normal" officeooo:rsid="002be7d8" officeooo:paragraph-rsid="002be7d8" fo:background-color="transparent" style:font-weight-asian="normal" style:font-weight-complex="normal"/>
    </style:style>
    <style:style style:name="P22" style:family="paragraph" style:parent-style-name="Preformatted_20_Text">
      <style:text-properties fo:font-weight="normal" officeooo:rsid="002cf000" officeooo:paragraph-rsid="002cf000" fo:background-color="transparent" style:font-weight-asian="normal" style:font-weight-complex="normal"/>
    </style:style>
    <style:style style:name="P23" style:family="paragraph" style:parent-style-name="Preformatted_20_Text">
      <style:text-properties fo:font-weight="normal" officeooo:rsid="002d248d" officeooo:paragraph-rsid="002d248d" fo:background-color="transparent" style:font-weight-asian="normal" style:font-weight-complex="normal"/>
    </style:style>
    <style:style style:name="P24" style:family="paragraph" style:parent-style-name="Preformatted_20_Text">
      <style:text-properties fo:font-weight="normal" officeooo:rsid="002e5a34" officeooo:paragraph-rsid="002e5a34" fo:background-color="transparent" style:font-weight-asian="normal" style:font-weight-complex="normal"/>
    </style:style>
    <style:style style:name="P25" style:family="paragraph" style:parent-style-name="Preformatted_20_Text">
      <style:text-properties fo:font-weight="normal" officeooo:rsid="002d248d" officeooo:paragraph-rsid="00305d0a" fo:background-color="#ffff00" style:font-weight-asian="normal" style:font-weight-complex="normal"/>
    </style:style>
    <style:style style:name="P26" style:family="paragraph" style:parent-style-name="Preformatted_20_Text">
      <style:text-properties fo:font-weight="normal" officeooo:rsid="0028127f" officeooo:paragraph-rsid="0028127f" fo:background-color="transparent" style:font-weight-asian="normal" style:font-weight-complex="normal"/>
    </style:style>
    <style:style style:name="P27" style:family="paragraph" style:parent-style-name="Preformatted_20_Text">
      <style:text-properties fo:font-weight="normal" officeooo:rsid="0026f394" officeooo:paragraph-rsid="0026f394" fo:background-color="transparent" style:font-weight-asian="normal" style:font-weight-complex="normal"/>
    </style:style>
    <style:style style:name="P28" style:family="paragraph" style:parent-style-name="Preformatted_20_Text">
      <style:text-properties fo:font-weight="normal" officeooo:rsid="00330ac5" officeooo:paragraph-rsid="00330ac5" fo:background-color="transparent" style:font-weight-asian="normal" style:font-weight-complex="normal"/>
    </style:style>
    <style:style style:name="P29" style:family="paragraph" style:parent-style-name="Preformatted_20_Text">
      <style:text-properties fo:font-weight="normal" officeooo:rsid="003378fd" officeooo:paragraph-rsid="003378fd" fo:background-color="transparent" style:font-weight-asian="normal" style:font-weight-complex="normal"/>
    </style:style>
    <style:style style:name="P30" style:family="paragraph" style:parent-style-name="Preformatted_20_Text">
      <style:text-properties fo:font-weight="normal" officeooo:rsid="0034bb7f" officeooo:paragraph-rsid="0034bb7f" fo:background-color="transparent" style:font-weight-asian="normal" style:font-weight-complex="normal"/>
    </style:style>
    <style:style style:name="P31" style:family="paragraph" style:parent-style-name="Preformatted_20_Text">
      <style:text-properties style:text-underline-style="solid" style:text-underline-width="auto" style:text-underline-color="font-color" fo:font-weight="normal" officeooo:rsid="002d248d" officeooo:paragraph-rsid="00305d0a" fo:background-color="#ffff00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2d248d" officeooo:paragraph-rsid="002d248d" fo:background-color="transparent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2e5a34" officeooo:paragraph-rsid="002e5a34" fo:background-color="transparent" style:font-weight-asian="normal" style:font-weight-complex="normal"/>
    </style:style>
    <style:style style:name="P34" style:family="paragraph" style:parent-style-name="Preformatted_20_Text">
      <style:text-properties style:text-line-through-style="none" style:text-line-through-type="none" fo:font-weight="normal" officeooo:rsid="002d248d" officeooo:paragraph-rsid="002d248d" fo:background-color="transparent" style:font-weight-asian="normal" style:font-weight-complex="normal"/>
    </style:style>
    <style:style style:name="T1" style:family="text">
      <style:text-properties officeooo:rsid="000b7118"/>
    </style:style>
    <style:style style:name="T2" style:family="text">
      <style:text-properties officeooo:rsid="000c2e9b"/>
    </style:style>
    <style:style style:name="T3" style:family="text">
      <style:text-properties officeooo:rsid="001092a9"/>
    </style:style>
    <style:style style:name="T4" style:family="text">
      <style:text-properties officeooo:rsid="0010c413"/>
    </style:style>
    <style:style style:name="T5" style:family="text">
      <style:text-properties officeooo:rsid="001523d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23d5" style:font-weight-asian="bold" style:font-weight-complex="bold"/>
    </style:style>
    <style:style style:name="T8" style:family="text">
      <style:text-properties officeooo:rsid="0016bfcc"/>
    </style:style>
    <style:style style:name="T9" style:family="text">
      <style:text-properties officeooo:rsid="00295120"/>
    </style:style>
    <style:style style:name="T10" style:family="text">
      <style:text-properties officeooo:rsid="002e5a34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officeooo:rsid="00330ac5"/>
    </style:style>
    <style:style style:name="T14" style:family="text">
      <style:text-properties officeooo:rsid="003378fd"/>
    </style:style>
    <style:style style:name="T15" style:family="text">
      <style:text-properties officeooo:rsid="0034bb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│</text:p>
      <text:p text:style-name="Preformatted_20_Text">├── model/</text:p>
      <text:p text:style-name="Preformatted_20_Text">│ <text:s/>└── Todo.js</text:p>
      <text:p text:style-name="Preformatted_20_Text"><text:s text:c="8"/>export default todoItem = class {</text:p>
      <text:p text:style-name="P1"><text:s text:c="12"/>constructor(all variables){</text:p>
      <text:p text:style-name="P1"><text:s text:c="16"/>this.id = id</text:p>
      <text:p text:style-name="P1"><text:s text:c="16"/>this.title = title</text:p>
      <text:p text:style-name="P2"><text:s text:c="16"/>this.finished = finished</text:p>
      <text:p text:style-name="P2"><text:s text:c="16"/>this.import<text:span text:style-name="T2">a</text:span>nce = importance</text:p>
      <text:p text:style-name="Preformatted_20_Text"><text:s text:c="16"/>this.urgency = urgency</text:p>
      <text:p text:style-name="Preformatted_20_Text"><text:s text:c="12"/>}</text:p>
      <text:p text:style-name="Preformatted_20_Text"/>
      <text:p text:style-name="P2"><text:s text:c="12"/>static create(todoDataObj){</text:p>
      <text:p text:style-name="P2"><text:s text:c="12"/>let newTodo = new Todo(todoDataObj)</text:p>
      <text:p text:style-name="P2"><text:s text:c="12"/>}</text:p>
      <text:p text:style-name="Preformatted_20_Text"><text:s text:c="8"/>}</text:p>
      <text:p text:style-name="Preformatted_20_Text"/>
      <text:p text:style-name="Preformatted_20_Text"/>
      <text:p text:style-name="Preformatted_20_Text">}</text:p>
      <text:p text:style-name="Preformatted_20_Text">│ <text:s/>└── <text:span text:style-name="T1">s</text:span>torage.js<text:span text:style-name="T1">{</text:span></text:p>
      <text:p text:style-name="Preformatted_20_Text"><text:s text:c="8"/><text:span text:style-name="T1">array</text:span> = []</text:p>
      <text:p text:style-name="Preformatted_20_Text">│</text:p>
      <text:p text:style-name="Preformatted_20_Text">├── controller/</text:p>
      <text:p text:style-name="Preformatted_20_Text">│ <text:s/>└── todoController.js</text:p>
      <text:p text:style-name="P2"><text:s text:c="8"/>selectTodos(requirementsObj)</text:p>
      <text:p text:style-name="P2"><text:s text:c="8"/>createTodo()</text:p>
      <text:p text:style-name="P2"><text:s text:c="12"/>&gt; let newTodo = &gt;Todo.create(todoDataObj)</text:p>
      <text:p text:style-name="P2"><text:s text:c="12"/>&gt; console.log(newTodo)</text:p>
      <text:p text:style-name="P2"><text:s text:c="8"/>removeTodo(todoId)</text:p>
      <text:p text:style-name="Preformatted_20_Text"/>
      <text:p text:style-name="Preformatted_20_Text"/>
      <text:p text:style-name="Preformatted_20_Text">│ <text:s/>└── eventHandlers.js</text:p>
      <text:p text:style-name="Preformatted_20_Text"><text:s text:c="8"/>create todo with button()</text:p>
      <text:p text:style-name="Preformatted_20_Text"><text:s text:c="12"/>&gt;ui.todoInput.validate()</text:p>
      <text:p text:style-name="Preformatted_20_Text"><text:s text:c="16"/>// /&gt;LET todoDataObj = ui.todoInput.get()</text:p>
      <text:p text:style-name="Preformatted_20_Text"/>
      <text:p text:style-name="Preformatted_20_Text"><text:s text:c="16"/>const todoDataObj = {</text:p>
      <text:p text:style-name="Preformatted_20_Text"><text:s text:c="20"/>title = "todoTitle1"</text:p>
      <text:p text:style-name="Preformatted_20_Text"><text:s text:c="16"/>}</text:p>
      <text:p text:style-name="Preformatted_20_Text"/>
      <text:p text:style-name="Preformatted_20_Text"><text:s text:c="16"/>/&gt;todoController.createTodo(todoDataObj)</text:p>
      <text:p text:style-name="Preformatted_20_Text"><text:s text:c="16"/>/&gt;ui.displayTodoList(parentNode, todoArray)</text:p>
      <text:p text:style-name="Preformatted_20_Text"/>
      <text:p text:style-name="Preformatted_20_Text"><text:s text:c="8"/>remove todo with button()</text:p>
      <text:p text:style-name="Preformatted_20_Text"><text:s text:c="12"/>if (confirm("are you sure you want to remove this todo")){</text:p>
      <text:p text:style-name="Preformatted_20_Text"><text:s text:c="16"/>/&gt;todoController.removeTodo(todoId)</text:p>
      <text:p text:style-name="Preformatted_20_Text"><text:s text:c="12"/>}</text:p>
      <text:p text:style-name="Preformatted_20_Text">│</text:p>
      <text:p text:style-name="Preformatted_20_Text">├── view/</text:p>
      <text:p text:style-name="Preformatted_20_Text">│ <text:s/>└── domElements.js</text:p>
      <text:p text:style-name="Preformatted_20_Text"><text:s text:c="8"/>object with every DOM element {}</text:p>
      <text:p text:style-name="Preformatted_20_Text">│ <text:s/>└── ui.js</text:p>
      <text:p text:style-name="Preformatted_20_Text"><text:s text:c="8"/>todoInput{}</text:p>
      <text:p text:style-name="Preformatted_20_Text"><text:s text:c="12"/>&gt;validate()</text:p>
      <text:p text:style-name="Preformatted_20_Text"><text:s text:c="16"/>IF all inputs have correct inputs</text:p>
      <text:p text:style-name="Preformatted_20_Text"><text:s text:c="20"/>/&gt;RETURN TRUE</text:p>
      <text:p text:style-name="Preformatted_20_Text"><text:s text:c="12"/>&gt;get()</text:p>
      <text:p text:style-name="Preformatted_20_Text"><text:s text:c="16"/>RETURN all input values in an object with key.value pairs</text:p>
      <text:p text:style-name="Preformatted_20_Text"><text:s text:c="8"/>displayTodoDetails(parentNode, todoObj)</text:p>
      <text:p text:style-name="Preformatted_20_Text"/>
      <text:p text:style-name="Preformatted_20_Text"><text:s text:c="8"/>displayTodoList(parentNode, todoArray)</text:p>
      <text:p text:style-name="Preformatted_20_Text"><text:s text:c="8"/></text:p>
      <text:p text:style-name="Preformatted_20_Text">│</text:p>
      <text:p text:style-name="Preformatted_20_Text">├── main.js</text:p>
      <text:p text:style-name="Preformatted_20_Text"><text:soft-page-break/>├── styles.css</text:p>
      <text:p text:style-name="Preformatted_20_Text">├── index.html</text:p>
      <text:p text:style-name="Preformatted_20_Text"/>
      <text:p text:style-name="P3"/>
      <text:p text:style-name="P4">1</text:p>
      <text:p text:style-name="P4"/>
      <text:p text:style-name="P4">2</text:p>
      <text:p text:style-name="P4">4</text:p>
      <text:p text:style-name="P4">2</text:p>
      <text:p text:style-name="P4"/>
      <text:p text:style-name="P4">3</text:p>
      <text:p text:style-name="P4">1</text:p>
      <text:p text:style-name="P4">3</text:p>
      <text:p text:style-name="P4"/>
      <text:p text:style-name="P4">4</text:p>
      <text:p text:style-name="P4"/>
      <text:p text:style-name="P4">when a todo is added give it a value</text:p>
      <text:p text:style-name="P4">place it at the bottom of the block of its value</text:p>
      <text:p text:style-name="P4"/>
      <text:p text:style-name="P4">when moved, change the value of the todo into that of the block</text:p>
      <text:p text:style-name="P15">keep it above the todo above which it was placed</text:p>
      <text:p text:style-name="P16">then check if there are any other moved todos, and adjust their position to where they have now been placed</text:p>
      <text:p text:style-name="P16"/>
      <text:p text:style-name="P16">check every todo if it has keepAboveRelative</text:p>
      <text:p text:style-name="P16">if it does check if the todo under it is that one.</text:p>
      <text:p text:style-name="P16">if not check if that todo is found somewhere else, and place it there</text:p>
      <text:p text:style-name="P16">if not, make its keepAboveRelative the todo that is above now</text:p>
      <text:p text:style-name="P16"/>
      <text:p text:style-name="P16"/>
      <text:p text:style-name="P16">removing todos</text:p>
      <text:p text:style-name="P16">todo's going up</text:p>
      <text:p text:style-name="P16"/>
      <text:p text:style-name="P5">once there is an order, the order has to remain the same. this means that every <text:span text:style-name="T3">time there is a change, all todo's will get a number again. and they will move relative to the lowest date todo under them.</text:span></text:p>
      <text:p text:style-name="P6">if that one is not found underneath, then they get the next lowest date todo as focus point</text:p>
      <text:p text:style-name="P6"/>
      <text:p text:style-name="P6">if (change)</text:p>
      <text:p text:style-name="P6">- todo is removed</text:p>
      <text:p text:style-name="P6">- todo is added</text:p>
      <text:p text:style-name="P6"/>
      <text:p text:style-name="P6">- todo order is changed<text:span text:style-name="T4">{</text:span></text:p>
      <text:p text:style-name="P7">IF the todo doesnt have a date,</text:p>
      <text:p text:style-name="P7"><text:tab/>look for the next todo under it with a date</text:p>
      <text:p text:style-name="P7"><text:tab/>IF there is one,</text:p>
      <text:p text:style-name="P7"><text:tab/><text:tab/>give it that value</text:p>
      <text:p text:style-name="P6"/>
      <text:p text:style-name="P6"/>
      <text:p text:style-name="P7">todos can only be placed under another one.</text:p>
      <text:p text:style-name="P7"><text:tab/>&gt;todo gets the current value of the todo above it</text:p>
      <text:p text:style-name="P7"><text:tab/>&gt;all todos with numbers higher that referenceTodo get incremented</text:p>
      <text:p text:style-name="P7"><text:tab/>&gt;the current todo referenceTodo urgency + 1</text:p>
      <text:p text:style-name="P7">}</text:p>
      <text:p text:style-name="P6">- <text:span text:style-name="T4">currentday is not lastOpenedDay</text:span></text:p>
      <text:p text:style-name="P6"><text:tab/><text:tab/>{</text:p>
      <text:p text:style-name="P7"><text:tab/></text:p>
      <text:p text:style-name="P6">}</text:p>
      <text:p text:style-name="P5"/>
      <text:p text:style-name="P6">if a todo is placed to a new spot, it gets the urgency of the todo <text:span text:style-name="T4">below</text:span> it</text:p>
      <text:p text:style-name="P6"/>
      <text:p text:style-name="P6">3 levels:</text:p>
      <text:p text:style-name="P6">urgent<text:span text:style-name="T4"> - 3 days to do</text:span></text:p>
      <text:p text:style-name="P8"><text:soft-page-break/>soon - 10 days to do</text:p>
      <text:p text:style-name="P8">casual - everything lower</text:p>
      <text:p text:style-name="P9">add date</text:p>
      <text:p text:style-name="P9"/>
      <text:p text:style-name="P10">make is so that every time arrayOrderedByUrgency is needed, it sorts all the todo's</text:p>
      <text:p text:style-name="P10"/>
      <text:p text:style-name="P12">orderTodosByUrgency</text:p>
      <text:p text:style-name="P11">function that sorts the array by urgency, on equal value it gives priority to which <text:span text:style-name="T8">is the newest created todo</text:span></text:p>
      <text:p text:style-name="P10">sorts through the added todo's array from <text:span text:style-name="T7">oldest to newest</text:span> and runs through the arrayOrderByUrgency from <text:span text:style-name="T7">least</text:span><text:span text:style-name="T6"> to </text:span><text:span text:style-name="T7">most</text:span><text:span text:style-name="T6"> urgent</text:span>. when it fin<text:span text:style-name="T5">ds a todo with a later date, it places the current todo in front of that one</text:span></text:p>
      <text:p text:style-name="P9"/>
      <text:p text:style-name="P14">datestuff:</text:p>
      <text:p text:style-name="P32">make an object that has all the date functions</text:p>
      <text:p text:style-name="P32"/>
      <text:p text:style-name="P34">create a method that can adds given number of days to the current date.</text:p>
      <text:p text:style-name="P32"/>
      <text:p text:style-name="P33">give all the todo's properties:</text:p>
      <text:p text:style-name="P33">lastDayOfDeadline:</text:p>
      <text:p text:style-name="P24"><text:span text:style-name="T12">dateSpecifiedByUser</text:span>:</text:p>
      <text:p text:style-name="P23"/>
      <text:p text:style-name="P32">create a method that can check the difference in days between today and other date input.</text:p>
      <text:p text:style-name="P23"/>
      <text:p text:style-name="P28">make a method in the controller function where:</text:p>
      <text:p text:style-name="P28">the todo's are on<text:span text:style-name="T15">e</text:span> by one checked and given the difference in days.</text:p>
      <text:p text:style-name="P29"><text:tab/>give the first todo value daysUntilDeadline</text:p>
      <text:p text:style-name="P28"><text:tab/>place the first todo in todosOrderedByUrgency<text:span text:style-name="T15">[]</text:span></text:p>
      <text:p text:style-name="P30"/>
      <text:p text:style-name="P28"><text:tab/><text:span text:style-name="T14">for each of the </text:span><text:span text:style-name="T15">other </text:span><text:span text:style-name="T14">todo's give</text:span><text:span text:style-name="T15"> it daysUntilDeadline value</text:span></text:p>
      <text:p text:style-name="P30"><text:tab/>go from beginning of <text:span text:style-name="T13">todosOrderedByUrgency</text:span>[] to end</text:p>
      <text:p text:style-name="P30"><text:tab/>when it finds a value that is lower than current daysUntilDeadline, place it before that one</text:p>
      <text:p text:style-name="P30"/>
      <text:p text:style-name="P28"/>
      <text:p text:style-name="P23"/>
      <text:p text:style-name="P23"/>
      <text:p text:style-name="P13"/>
      <text:p text:style-name="P27"><text:span text:style-name="T11">sketched borders</text:span></text:p>
      <text:p text:style-name="P25">make <text:span text:style-name="T10">i</text:span>t so that when a todo is made, it either needs a date, and dateSpecifiedByUser = TRUE</text:p>
      <text:p text:style-name="P25">or</text:p>
      <text:p text:style-name="P31">if it has another urgency, dateSpecifiedByUser = FALSE</text:p>
      <text:p text:style-name="P31"/>
      <text:p text:style-name="P17">https://stackoverflow.com/questions/43694588/can-i-use-css-to-distort-borders-so-they-look-like-sketched</text:p>
      <text:p text:style-name="P17"/>
      <text:p text:style-name="P17"/>
      <text:p text:style-name="P18">-add a seperate modules for the date dependency</text:p>
      <text:p text:style-name="P22">- </text:p>
      <text:p text:style-name="P18">- make a function that gets the number of days between the date and the current day</text:p>
      <text:p text:style-name="P19">- add the option to add <text:span text:style-name="T9">categories</text:span></text:p>
      <text:p text:style-name="P19"><text:tab/>- make a project property category, that accepts strings</text:p>
      <text:p text:style-name="P19"/>
      <text:p text:style-name="P20">FRONTEND</text:p>
      <text:p text:style-name="P20">- make input elements to add new todo's</text:p>
      <text:p text:style-name="P21">- <text:s/>create a nice paper grid background, with varying parts covered and not covered</text:p>
      <text:p text:style-name="P19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5-01T18:33:08.460507189</dc:date>
    <meta:editing-duration>P1DT9H52M7S</meta:editing-duration>
    <meta:editing-cycles>45</meta:editing-cycles>
    <meta:document-statistic meta:table-count="0" meta:image-count="0" meta:object-count="0" meta:page-count="3" meta:paragraph-count="133" meta:word-count="729" meta:character-count="4799" meta:non-whitespace-character-count="3679"/>
  </office:meta>
</office:document-meta>
</file>